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8C86B4B751CF2087E.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107000000A6348C3BF93B9107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15" style:family="paragraph" style:parent-style-name="Text_20_body">
      <style:paragraph-properties fo:margin-top="0cm" fo:margin-bottom="0cm"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91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9fdc"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730c3" style:font-size-asian="10pt" style:font-size-complex="10pt"/>
    </style:style>
    <style:style style:name="T6" style:family="text">
      <style:text-properties fo:font-size="10pt" officeooo:rsid="039539ca"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fo:font-size="10pt" officeooo:rsid="039e3688"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5" style:family="text">
      <style:text-properties officeooo:rsid="038f6ea6"/>
    </style:style>
    <style:style style:name="T16" style:family="text">
      <style:text-properties officeooo:rsid="03905edc"/>
    </style:style>
    <style:style style:name="T17" style:family="text">
      <style:text-properties officeooo:rsid="0392364e"/>
    </style:style>
    <style:style style:name="T18" style:family="text">
      <style:text-properties officeooo:rsid="039c9f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8">0</text:span>.1.14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365110354752">
          <table:table-cell table:style-name="Tabelle3.A1" office:value-type="string">
            <text:h text:style-name="P17"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3"><draw:frame draw:style-name="fr1" draw:name="Bild23" text:anchor-type="paragraph" svg:y="0.432cm" svg:width="4.249cm" svg:height="2.03cm" draw:z-index="0"><draw:image xlink:href="Pictures/10000001000000FB00000078C86B4B751CF2087E.png" xlink:type="simple" xlink:show="embed" xlink:actuate="onLoad" draw:mime-type="image/png"/></draw:frame></text:p>
      <text:p text:style-name="P5">Node groups allows you to group different nodes of the material together to reduce the visual complexity.<text:span text:style-name="T16"> A node group acts like any other node. </text:span></text:p>
      <text:p text:style-name="P10">Material node groups should not include Input nodes<text:span text:style-name="T16">,</text:span> like Image nodes<text:span text:style-name="T16">,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5">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5"> and in the Properties tab</text:span> in the Node panel<text:span text:style-name="T15">.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00100000107000000A6348C3BF93B91074B.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7">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e368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730c3"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4</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23S</meta:editing-duration>
    <meta:editing-cycles>821</meta:editing-cycles>
    <meta:generator>LibreOffice/7.2.7.2$Windows_X86_64 LibreOffice_project/8d71d29d553c0f7dcbfa38fbfda25ee34cce99a2</meta:generator>
    <dc:date>2022-12-16T10:17:28.628000000</dc:date>
    <meta:document-statistic meta:table-count="2" meta:image-count="10" meta:object-count="0" meta:page-count="3" meta:paragraph-count="30" meta:word-count="371" meta:character-count="1931" meta:non-whitespace-character-count="1586"/>
    <meta:template xlink:type="simple" xlink:actuate="onRequest" xlink:title="standard1cm" xlink:href="../../../AppData/Roaming/LibreOffice/4/user/template/standard1cm.ott" meta:date="2016-03-29T10:15:31.334000000"/>
  </office:meta>
</office:document-meta>
</file>